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algun Gothic" svg:font-family="'Malgun Gothic', 'Segoe UI', 'Lucida Grande', Verdana, Arial, Helvetica, sans-serif"/>
    <style:font-face style:name="나눔 고딕" svg:font-family="'나눔 고딕'"/>
    <style:font-face style:name="Liberation Mono" svg:font-family="'Liberation Mono'" style:font-family-generic="modern" style:font-pitch="fixed"/>
    <style:font-face style:name="나눔고딕3" svg:font-family="나눔고딕" style:font-family-generic="modern" style:font-pitch="fixed"/>
    <style:font-face style:name="나눔고딕2" svg:font-family="나눔고딕"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4" style:family="paragraph" style:parent-style-name="Preformatted_20_Text">
      <style:paragraph-properties fo:margin-top="0cm" fo:margin-bottom="0.499cm" loext:contextual-spacing="false" fo:orphans="2" fo:widows="2"/>
      <style:text-properties officeooo:paragraph-rsid="0016b042"/>
    </style:style>
    <style:style style:name="P5" style:family="paragraph" style:parent-style-name="Preformatted_20_Text">
      <style:paragraph-properties fo:margin-top="0cm" fo:margin-bottom="0.499cm" loext:contextual-spacing="false" fo:orphans="2" fo:widows="2"/>
      <style:text-properties officeooo:paragraph-rsid="0017b4e8"/>
    </style:style>
    <style:style style:name="T1" style:family="text">
      <style:text-properties fo:font-style="normal" fo:font-weight="normal"/>
    </style:style>
    <style:style style:name="T2" style:family="text">
      <style:text-properties fo:font-style="normal" fo:font-weight="normal" style:font-style-asian="normal" style:font-weight-asian="normal"/>
    </style:style>
    <style:style style:name="T3" style:family="text">
      <style:text-properties style:font-style-asian="normal" style:font-weight-asian="normal"/>
    </style:style>
    <style:style style:name="T4" style:family="text">
      <style:text-properties officeooo:rsid="0016b042"/>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style:font-style-asian="normal" style:font-weight-asian="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style:font-name="나눔고딕2" fo:font-size="10pt" fo:letter-spacing="normal" style:font-name-asian="나눔고딕2" style:font-size-asian="10pt" style:font-style-asian="normal" style:font-weight-asian="normal" style:font-size-complex="10pt"/>
    </style:style>
    <style:style style:name="T9" style:family="text">
      <style:text-properties fo:font-variant="normal" fo:text-transform="none" fo:color="#000000" style:font-name="나눔고딕2" fo:font-size="10pt" fo:letter-spacing="normal" officeooo:rsid="0018adfe" style:font-name-asian="나눔고딕2" style:font-size-asian="10pt" style:font-style-asian="normal" style:font-weight-asian="normal" style:font-size-complex="10pt"/>
    </style:style>
    <style:style style:name="T10" style:family="text">
      <style:text-properties fo:font-variant="normal" fo:text-transform="none" fo:color="#000000" style:font-name="나눔고딕2" fo:font-size="10pt" fo:letter-spacing="normal" officeooo:rsid="00191985" style:font-name-asian="나눔고딕2" style:font-size-asian="10pt" style:font-style-asian="normal" style:font-weight-asian="normal" style:font-size-complex="10pt"/>
    </style:style>
    <style:style style:name="T11" style:family="text">
      <style:text-properties officeooo:rsid="0016bf67"/>
    </style:style>
    <style:style style:name="T12" style:family="text">
      <style:text-properties officeooo:rsid="0018ad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시나리오 </text:span><text:span text:style-name="T2">- </text:span><text:span text:style-name="T3">사내에서 </text:span><text:span text:style-name="T2">mswindows </text:span><text:span text:style-name="T3">서버에서 <text:s/>웹서버를 운영하고 있다</text:span><text:span text:style-name="T2">.</text:span></text:p>
      <text:p text:style-name="P1"><text:s text:c="5"/><text:span text:style-name="T3">그러나 접속자에 비해 <text:s/>웹서버 성능이 떨어진다</text:span><text:span text:style-name="T1">.</text:span></text:p>
      <text:p text:style-name="P3"><text:s text:c="5"/><text:span text:style-name="T3">경비를 절감하고 웹서버 성능을 향상시킬 필요가 있습니다</text:span><text:span text:style-name="T1">.</text:span></text:p>
      <text:p text:style-name="P2"><text:span text:style-name="T3">문제 </text:span><text:span text:style-name="T1">- </text:span><text:span text:style-name="T3">오픈소스를 사용하여 추가 경비없이 </text:span><text:span text:style-name="T1">software </text:span><text:span text:style-name="T3">적인 방법으로 <text:s/>웹서버 성능을 </text:span></text:p>
      <text:p text:style-name="P4"><text:span text:style-name="T5"><text:s text:c="7"/></text:span><text:span text:style-name="T6">개선하기 위한 해결책을 제시하고 서술하세요</text:span><text:span text:style-name="T7">.</text:span></text:p>
      <text:p text:style-name="P4"><text:span text:style-name="T4">Mswindows </text:span>웹서버 성능을 개선하기 위해서는 여러가지 방법이 있다. 하드웨어의 성능을 높이거나 웹 속도를 빠르게 하는것 소프트웨어를 효율적으로 바꾸는 등 다양한 방법들이 있다. 하지만 이러한 방법들은 모두 추가적인 경비를 들여야 가능한 방법이다. 그럼 추가 경비없이 웹서버 성능을 늘리기 위해서는 어떠한 방법이 있을까?</text:p>
      <text:p text:style-name="P4">그 방법으로는 운영체제<text:span text:style-name="T4">를 윈도우 에서 리눅스 혹은 유닉스 계열로 바꾸는 것이다. 윈도우에서 유닉스 계열로 바꾸면 경비 절감도 가능하고 웹서버에 성능을 향상 시킬 수 있는 다양한 방법이 존재한다. </text:span></text:p>
      <text:p text:style-name="P4"><text:span text:style-name="T4">운영체제를 바꿈으로써 첫번째 장점으로는 리눅스 계열의 운영체제는 경비가 들지 않는다는 것이다. 윈도우 운영체제는 오픈소스가 아니기 때문에 기본적으로 운영체제를 설치는 것에도 경비가 들어간다. 하지만 리눅스 계역에 운영체제는 오픈소스로 되어 있는 운영체제가 많기 때문에 운영체제를 설치하는데 경비가 들어가지 않는다. <text:s/>윈도우와 리눅스 계열 운영체제는 오픈소스에 차이 때문에 경비 절약에 도움이 될 수 있다.</text:span></text:p>
      <text:p text:style-name="P5">두번째 장점으로는 리소스의 사용량이 줄어든다는 것이다. 기본적으로 윈도우 운영체제는<text:span text:style-name="T11"> GUI환경을 기반으로 계발 되었다.그렇게 때문에 사용자가 사용하기에는 쉽고 편리하게 구성되어 있다. 하지만 </text:span><text:span text:style-name="T12">GUI를 사용하게 되면 기본적으로 사용되는 리소스가 존재하기 때문에 </text:span><text:span text:style-name="T11"><text:s/>리소스가 낭비되는 측면이 있다. 서버를 구축할 때에도 GUI 환경으로 서버를 구축하기 때문에 리소스에 소비가 추가적으로 증가한다. 여기서 추가적으로 성능을 늘리기 위해서는 장비를 구입해야 되기 때문에 추가적인 경비가 들어갈 수 밖에는 없다.</text:span></text:p>
      <text:p text:style-name="P5"><text:span text:style-name="T11"><text:s/>하지만 리눅스 계열의 운영체제는 커널 기반으로 개발 되었다. </text:span><text:span text:style-name="T8">커널이란 운영체제의 가장 기초적인 핵심 부분을 의미하는 것으로 운영체제의 핵심인 메모리 관리나 파일 관리 및 주변기기 관리 등을 총괄하는 부분이다. 유닉스는 이러한 커널과 사용자 환경이 분리되어 있어 </text:span><text:span text:style-name="T9">GUI 환경과 TUI환경이 존재한다. TUI 환경은 GUI 환경에서 보이는 편리한 시스템이 존재하지 않지만 그러한 시스템이 존재하지 않기 때문에 필요한 리소스가 GUI환경에 비해 훨씬 줄어 들어 있다. 이러한 이유 때문에 </text:span><text:span text:style-name="T10">윈도우 운영체제와 리눅스 계열 <text:s/>운영체제가 똑같은 장비를 기반으로 비교할 때 훨씬더 리소스 사용량이 줄어 들 수밖게 없다.</text:span></text:p>
      <text:p text:style-name="P5"><text:span text:style-name="T11">세번째 장점으로는 서버를 구축하느데 있어 필요한 패키지를 구하는데 경비가 들지 않고 원하는 패키지를 오픈소스를 이용하여 손쉽게 구할 수 있다는 것이다. </text:span></text:p>
      <text:p text:style-name="P5"><text:span text:style-name="T11">윈도우로 서버를 구성하는 경우에 기본적으로 들어가는 데이터베이스나 메일서버와 같은 패키지들 뿐만 아니라 원하는 구성을 하기위해서는 추가적으로 패키지 들이 필요한데 이러한 패키지를 구하기 위해서는 경비가 필요하다. 또한 자신이 원하는 패키지가 없을 시에는 포기하는 수 밖에 없다. </text:span></text:p>
      <text:p text:style-name="P5"><text:span text:style-name="T11">하지만 리눅스 계열에 서버를 구성하면 다양한 오픈소스들이 있기 때문에 추가적인 경비가 들지 않는것 뿐만 아니라 자신이 원하는 패키지를 손쉽게 추가 할 수 있고 만약 자신이 원하는 패키지가 없는 경우에는 그 패키지를 만들거나 비슷한 오픈소스를 찾아 자신이 원하는 데로 수정이 가능하기 때문에 수월하게 서버를 만들 수 있다.</text:span></text:p>
      <text:p text:style-name="P5">결론적으로 운영체제를 변경함으로 인해 발생하는 추가적인 경비가 들지 않고 <text:s/>같은 장비에서 서버를 구축 했을 때 윈도우 운영체제에서 서버를 구축하는 것 보다 리눅스 계열에서 서버를 구축하는게 리소스를 적게 사용하기 때문에 웹성능이 늘어난다. 또한 원하는 서버를 구축할 때에도 윈도우에서는 패키지가 필요할 시 추가적인 경비가 들어가는 것에 비해 리눅스 계열에서는 오픈소스로 추가적인 패키지를 구할 수 있기 때문에 경비가 들어가지 않는다.그렇게 때문에 운영체제를 바꾸어 웹서버를 개발하는 것에 경비를 추가적으로 들이지 않고 웹서버의 성능을 늘릴 수 있는 방안이라고 생각 된다.</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algun Gothic" svg:font-family="'Malgun Gothic', 'Segoe UI', 'Lucida Grande', Verdana, Arial, Helvetica, sans-serif"/>
    <style:font-face style:name="나눔 고딕" svg:font-family="'나눔 고딕'"/>
    <style:font-face style:name="Liberation Mono" svg:font-family="'Liberation Mono'" style:font-family-generic="modern" style:font-pitch="fixed"/>
    <style:font-face style:name="나눔고딕3" svg:font-family="나눔고딕" style:font-family-generic="modern" style:font-pitch="fixed"/>
    <style:font-face style:name="나눔고딕2" svg:font-family="나눔고딕"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나눔고딕3" style:font-family-asian="나눔고딕"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0-06-23T09:28:21.675008492</meta:creation-date>
    <dc:date>2020-06-23T11:43:42.528954280</dc:date>
    <meta:editing-duration>PT2M9S</meta:editing-duration>
    <meta:editing-cycles>1</meta:editing-cycles>
    <meta:document-statistic meta:table-count="0" meta:image-count="0" meta:object-count="0" meta:page-count="1" meta:paragraph-count="14" meta:word-count="1537" meta:character-count="2063" meta:non-whitespace-character-count="1576"/>
    <meta:generator>LibreOffice/6.4.4.2$Linux_X86_64 LibreOffice_project/3d775be2011f3886db32dfd395a6a6d1ca2630ff</meta:generator>
  </office:meta>
</office:document-meta>
</file>